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style:vertical-align="automatic" fo:background-color="#DDDDD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fo:background-color="#B2B2B2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9.89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0" table:default-cell-style-name="ce1"/>
        <table:table-column table:style-name="co4" table:number-columns-repeated="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Description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En tant qu'utilisateur anonyme, je peux m'inscrire au site afin de pouvoir chercher ou vendre une propriété.</text:p>
          </table:table-cell>
          <table:table-cell table:number-columns-repeated="16382" table:style-name="ce1"/>
        </table:table-row>
        <table:table-row table:style-name="ro2">
          <table:table-cell table:style-name="ce4"/>
          <table:table-cell office:value-type="string" table:style-name="ce6">
            <text:p>Tout moment, si je ne suis pas connecté, je dois avoir le choix de me connecter ou de m'inscrire.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La page d'inscription me permet d'entrer mes informations de client afin de créer mon compte.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En remplissant mes informations, mon compte est créé.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Directement après la création de mon compte, je suis considéré comme connecté.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En tant qu'administrateur, je peux me connecter à mon compte afin de visualiser mes actions possibl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ode non connecté, un menu s'affiche pour me permettre de me connecter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Un mot de passe invalide ou un administrateur invalide refuse l'accès et un message s'affiche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Les accès valides, la session est ouverte et la page suivante indique que l'administrateur est bien connecté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ne peux naviguer dans les pages réservées du site si je ne suis pas connecté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peux me déconnecter à tout moment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En tant que vendeur, je peux me connecter à mon compte afin de pouvoir vendr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ode non connecté, un menu s'affiche pour me permettre de me connecter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Un mot de passe invalide ou un vendeur invalide refuse l'accès et un message s'affiche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Les accès valides, la session est ouverte et la page suivante indique que le vendeur est bien connecté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ne peux naviguer dans les pages réservées du site si je ne suis pas connecté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ne peux naviguer dans les pages qui ne correspondent pas à mon statut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peux me déconnecter à tout moment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En tant qu'acheteur, je peux me connecter à mon compte afin de pouvoir rechercher des propriét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ode non connecté, un menu s'affiche pour me permettre de me connecter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Un mot de passe invalide ou un acheteur invalide refuse l'accès et un message s'affiche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Les accès valides, la session est ouverte et la page suivante indique que le acheteur est bien connecté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ne peux naviguer dans les pages réservées du site si je ne suis pas connecté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ne peux naviguer dans les pages qui ne correspondent pas à mon statut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office:value-type="string" table:style-name="ce6">
            <text:p>Je peux me déconnecter à tout moment</text:p>
          </table:table-cell>
          <table:table-cell office:value-type="string" table:style-name="ce6">
            <text:p>DONE</text:p>
          </table:table-cell>
          <table:table-cell table:number-columns-repeated="16381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En tant que vendeur, je peux mettre en vente une propriété afin de m'en sépare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e mettre en vente une propriété.</text:p>
          </table:table-cell>
          <table:table-cell table:number-columns-repeated="2" table:style-name="ce6"/>
          <table:table-cell office:value-type="string" table:style-name="ce6">
            <text:p>DONE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Je peux indiquer le type de la propriété en vente, l'adresse et un prix de vente.</text:p>
          </table:table-cell>
          <table:table-cell table:number-columns-repeated="2" table:style-name="ce6"/>
          <table:table-cell office:value-type="string" table:style-name="ce6">
            <text:p>DONE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confirmant, la propriété est mise en vente et visible des acheteurs.</text:p>
          </table:table-cell>
          <table:table-cell table:number-columns-repeated="2" table:style-name="ce6"/>
          <table:table-cell office:value-type="string" table:style-name="ce6">
            <text:p>DONE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En tant que vendeur, je peux remplir les informations de ma propriété en vente afin de bien la décrire.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confirmant une mise en vente de propriété, je suis redirigé automatiquement vers l'édition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remplir les informations détaillées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sauvegarder mes modifications afin que le système mémorise le changemen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acheteur peut voir tous les détails que j'ai saisi en visualisant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En tant que vendeur, je peux modifier les informations de ma propriété afin de corriger des erreurs ou changements plus tard.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'éditer mes propriét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remplir les informations détaillées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sauvegarder mes modifications afin que le système mémorise le changemen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acheteur peut voir tous les détails que j'ai saisi en visualisant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Sans intervention extérieure, le système peut bloquer les comptes des membres dont l'adresse courriel est invalide afin de les forcer à mettre à jours leurs coordonn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orsqu'un utilisateur tente de s'enregistrer, il force la saisie d'une adresse courriel.</text:p>
          </table:table-cell>
          <table:table-cell table:number-columns-repeated="2" table:style-name="ce6"/>
          <table:table-cell office:value-type="float" office:value="15" table:style-name="ce6">
            <text:p>1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Au moment de s'enregistrer, envoie un courriel demandant de confirmer l'adress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l'utilisateur reçoit le message et retourne sur un lien indiqué dans le courriel, le compte est cré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un courriel envoyé à l'utilisateur rebondi, le compte est bloqué et la procédure de validation de courriel doit être recommencé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s courriels rebondis sont retransmis lorsque le nouveau courriel est valid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En tant qu'acheteur, je peux modifier mon profil afin d'y mettre à jour mes coordonnées.</text:p>
          </table:table-cell>
          <table:table-cell table:number-columns-repeated="2" table:style-name="ce6"/>
          <table:table-cell office:value-type="float" office:value="20" table:style-name="ce6">
            <text:p>20</text:p>
          </table:table-cell>
          <table:table-cell office:value-type="string" table:style-name="ce6">
            <text:p>(implique que la story 8 est fonctionnel à la dernière ligne)</text:p>
          </table:table-cell>
          <table:table-cell table:number-columns-repeated="16378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modifier mes coordonn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a sauvegarde persiste les changements appliqu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oute modification de mon adresse courriel entraîne un processus de validation de l'adress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En tant qu'acheteur, je peux cliquer sur une propriété afin d'y afficher ses détails.</text:p>
          </table:table-cell>
          <table:table-cell table:number-columns-repeated="2" table:style-name="ce6"/>
          <table:table-cell office:value-type="float" office:value="12" table:style-name="ce6">
            <text:p>12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cliquant sur une propriété, je peux consulter les détails de celle-ci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Il m'est possible de visualiser les images de la propriété que je consul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retour en arrière me ramène à la page de recherche où j'étai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En tant qu'acheteur, je peux rechercher des propriétés par ordre chronologique des enregistrements sur le site.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6">
            <text:p>(implique l'ajout d'une date de création à la propriété)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trier les résultats de recherche pour afficher en premier les plus récentes mises en vent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trier les résultats de recherche pour afficher en premier les plus anciennes mises en vent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En tant qu'acheteur, je peux rechercher des propriétés par ordre de prix.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16379" table:style-name="ce1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trier les résultats de recherche pour afficher en premier les propriétés les plus chèr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trier les résultats de recherche pour afficher en premier les propriétés aux plus bas prix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En tant qu'utilisateur anonyme, je peux connaître des statistiques juteuses du site afin de m'intéresser au site.</text:p>
          </table:table-cell>
          <table:table-cell table:number-columns-repeated="2" table:style-name="ce6"/>
          <table:table-cell office:value-type="float" office:value="12" table:style-name="ce6">
            <text:p>12</text:p>
          </table:table-cell>
          <table:table-cell office:value-type="string" table:style-name="ce6">
            <text:p>(ajout d'un système de statistique)</text:p>
          </table:table-cell>
          <table:table-cell table:number-columns-repeated="16378" table:style-name="ce6"/>
        </table:table-row>
        <table:table-row table:style-name="ro2">
          <table:table-cell table:style-name="ce4"/>
          <table:table-cell office:value-type="string" table:style-name="ce6">
            <text:p>Sur la page d'accueil, je peux voir le nombre de propriétés vendues dans la dernière année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7">
            <text:p>Sur la page d'accueil, je peux voir le nombre de propriétés présentement en vente par catégorie de maison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7">
            <text:p>Sur la page d'accueil, je peux voir le nombre d'acheteurs et de vendeurs actifs sur le sit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En tant qu'utilisateur anonyme, je peux visualiser les propriétés les plus populaires afin de m'intéresser.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(implique le bon fonctionnement du système de statistique)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6">
            <text:p>Le système enregistre le nombre de visiteurs des détails des propriét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ur la page d'accueil, si je ne suis pas connecté, je peux naviguer vers les propriétés les plus populaires par catégori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oir la liste des propriétés populaires par catégorie si je ne suis pas connec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oir les détails de l'une de ces propriétés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enter de visualiser à une propriété différente affiche une erreur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En tant qu'administrateur, je peux connaître le nombre d'utilisateurs actifs de chaque type afin de connaître la part du marché occupée.</text:p>
          </table:table-cell>
          <table:table-cell table:number-columns-repeated="2" table:style-name="ce6"/>
          <table:table-cell office:value-type="float" office:value="20" table:style-name="ce6">
            <text:p>20</text:p>
          </table:table-cell>
          <table:table-cell office:value-type="string" table:style-name="ce6">
            <text:p>(implique le bon fonctionnement du système de statistique)</text:p>
          </table:table-cell>
          <table:table-cell table:number-columns-repeated="16378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'acheteurs connectés dans le dernier 6 moi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vendeurs ayant au moins une propriété à vendre activée sur le si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En tant que vendeur, je peux ajouter des photos de ma propriété afin d'augmenter sa visibili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'éditer mes propriétés.</text:p>
          </table:table-cell>
          <table:table-cell table:number-columns-repeated="2" table:style-name="ce6"/>
          <table:table-cell office:value-type="float" office:value="15" table:style-name="ce6">
            <text:p>1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Je peux téléverser des photos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effacer des photos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administrateur doit accepter les photos avant que celles-ci ne soient diffus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En tant que vendeur, je peux modifier le prix de vente affiché de ma propriété afin de modifier mon profit.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'éditer mes propriét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e modifier le prix de vente affich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conserve l'historique du prix de vente de la proprié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En tant que vendeur, je peux modifier mon profil afin d'y mettre à jour mes coordonnées.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modifier mes coordonn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a sauvegarde persiste les changements appliqu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oute modification de mon adresse courriel entraîne un processus de validation de l'adress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En tant que vendeur, je peux modifier mes choix de fréquence d'alertes afin de ne pas être dérangé pour rien.</text:p>
          </table:table-cell>
          <table:table-cell table:number-columns-repeated="2" table:style-name="ce6"/>
          <table:table-cell office:value-type="float" office:value="20" table:style-name="ce6">
            <text:p>20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'être alerté lors d'une visite de la page de ma résidenc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'être alerté lors d'une demande de mise en relation avec un acheteur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la fréquence des alertes de chaque type. (ponctuelle, journalière, hebdomadair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Ces préférences sont respectées par le systèm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En tant qu'acheteur, je peux modifier mes choix de fréquences d'alertes afin de ne pas être dérangé pour rien</text:p>
          </table:table-cell>
          <table:table-cell table:number-columns-repeated="2" table:style-name="ce6"/>
          <table:table-cell office:value-type="float" office:value="20" table:style-name="ce6">
            <text:p>20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'être alerté des nouvelles propriétés mises en vent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'être alerté des modifications à mes propriétés favorite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la fréquence des alertes de chaque type. (ponctuelle, journalière, hebdomadair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Ces préférences sont respectées par le systèm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En tant que vendeur, je peux mettre plusieurs propriétés à vendre afin de vendre plus, plus vite.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e mettre en vente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mettre en vente une propriété alors que j'en ai déjà mise une en ven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éditer individuellement chaqu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outes mes propriétés mises en ventes sont accessibles par les acheteur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En tant que vendeur, je peux acheter pour un forfait de mise en ligne de ma propriété en vente.</text:p>
          </table:table-cell>
          <table:table-cell table:number-columns-repeated="2" table:style-name="ce6"/>
          <table:table-cell office:value-type="float" office:value="25" table:style-name="ce6">
            <text:p>25</text:p>
          </table:table-cell>
          <table:table-cell table:number-columns-repeated="16379" table:style-name="ce6"/>
        </table:table-row>
        <table:table-row table:style-name="ro2">
          <table:table-cell table:style-name="ce4"/>
          <table:table-cell office:value-type="string" table:style-name="ce6">
            <text:p>Afin de pouvoir mettre en vente une propriété, je dois acheter un forfait déterminant la durée de la mise en ligne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s forfaits de vente disponibles sont de trois mois, six mois et un an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Des options peuvent être ajoutées au forfait (nombre de photos par propriété, service d'évaluateur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'achat se complète via une page bidon de paiement par carte de crédi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e fois la transaction complétée, le vendeur reçoit un courriel de confirmation de paiemen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suis redirigé vers l'édition de ma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3">
          <table:table-cell office:value-type="float" office:value="23" table:style-name="ce4">
            <text:p>23</text:p>
          </table:table-cell>
          <table:table-cell office:value-type="string" table:style-name="ce8">
            <text:p>En tant qu'acheteur, je veux pouvoir être mis en contact avec le vendeur d'une propriété afin que celui-ci puisse me joindr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ur la page de consultation d'une propriété, un bouton me permet de contacter le vend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Il m'est possible d'ajouter un message à attacher avec ma demande de contac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vendeur recevra une alerte correspondante de demande de mise en contact avec les coordonnées de l'achet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En tant qu'acheteur, je peux rechercher des propriétés par dernière date de modification afin de pouvoir reconsidérer des propriétés auparavant écart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trier les résultats de recherche pour afficher d'abord les résidences qui ont été éditées le plus récemmen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s changements au prix, aux photos, aux évaluations, et aux champs non libres entraînent une détection de changemen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Pour éviter les abus, les changements aux descriptions « libres » doivent correspondre à plus de 25% d'un champ pour que le changement soit détec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En tant qu'acheteur, je peux rechercher des propriétés par proximité à un code postal donn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indiquer un code postal pour trier les résultats par ordre croissant de distanc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indiquer une distance maximale pour filtrer les résultat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une propriété est modifiée pour correspondre aux critères, cette propriété apparaîtra dans la recherche en cour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Aucune propriété n'est « sautée » entre les pages de recherch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En tant qu'acheteur, je peux ajouter des critères sur le type de propriété à mes recherches afin de filtrer mes résultat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'ajouter des critères valides sur les descriptions « fixes » des maison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plusieurs bonnes valeur pour un même critèr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sélectionner de remplir ou nom les critères de mon choix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e confirmation des critères recommence une recherche avec les filtres sélectionné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En tant qu'acheteur, je peux ajouter des critères sur le prix de la propriété à mes recherches afin de filtrer mes résultat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spécifier un prix minimum et maximum sur une propriété recherché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e confirmation des critères recommence une recherche avec les filtres sélectionné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En tant qu'acheteur, je peux enregistrer des recherches avec critères afin de les refaire plus tard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À tout moment lors d'une recherche, je peux enregistrer mes critères en donnant un nom à cette recherch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À tout moment lors d'une recherche, je peux choisir de charger une recherche précéden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sélectionnant le nom d'une recherche précédente, la recherche est lancé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modifier les critères d'une recherche chargée sans affecter la sauvegarde de la recherch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effacer des recherches sauvegard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En tant qu'acheteur, je peux rechercher des propriétés qui entrent depuis peu dans mes recherches sauvegardées afin de consulter ces propriétés en priori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Il m'est possible de sélectionner une option priorisant les nouvelles correspondances à une recherch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sélectionnant cette option, les nouvelles correspondances apparaissent en premie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'ordre de tri est ensuite appliqu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Sans intervention extérieure, le système doit pouvoir informer les acheteurs des visiteurs des informations de leur propriété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Le système journalise les visites d'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journalise le nombre d'acheteur ayant cette propriété dans leurs favorite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peut envoyer au vendeur concerné ces statistiqu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peut envoyer un message au vendeur lorsque l'une de ses propriétés a été visité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3">
          <table:table-cell office:value-type="float" office:value="31" table:style-name="ce4">
            <text:p>31</text:p>
          </table:table-cell>
          <table:table-cell office:value-type="string" table:style-name="ce8">
            <text:p>Sans intervention extérieure, le système doit déconnecter un utilisateur inactif depuis plus de 7 minutes et 42 secondes afin d'être plus sécuritair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Un utilisateur n'ayant pas changé de page assez rapidement est considéré comme déconnec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un utilisateur est déconnecté de cette manière, une reconnexion le redirige vers la page où il se trouvai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e reconnexion dans une recherche réinitialise la recherch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Des stratégies sont employées lors de l'édition de la description d'une propriété par un vendeur pour éviter de perdre le contenu en cours d'écritur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En tant qu'utilisateur anonyme, je peux visualiser les dernières propriétés vendues via le si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naviguer vers les dernières propriétés vendues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oir la liste des dernières propriétés vendues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oir les détails de l'une de ces propriétés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enter de visualiser à une propriété différente affiche une erreur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En tant que vendeur, je peux ajouter un rapport d'évaluateur à ma propriété afin de rassurer les acheteurs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e visualiser mes propriét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éditant une propriété, je peux téléverser un rapport d'évaluation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administrateur doit accepter le rapport avant que celui-ci ne soit diffus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En tant que vendeur, je peux faire une demande d'évaluation de ma maison afin qu'un évaluateur me contact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En me connectant en tant que vendeur, j'obtiens une liste d'actions possibles, dont l'une me permet de visualiser mes propriét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bouton permet de demander un rapport d'évaluat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administrateur sera informé de la demande afin d'en informer un évaluat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critère de recherche permet de sélectionner les propriétés dont le prix a été altéré à la hausse, ou à la baiss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visualisant une propriété, je peux consulter l'historique de la variation du prix de celle-ci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3">
          <table:table-cell office:value-type="float" office:value="36" table:style-name="ce4">
            <text:p>36</text:p>
          </table:table-cell>
          <table:table-cell office:value-type="string" table:style-name="ce8">
            <text:p>Sans intervention extérieure, le système doit pouvoir enregistrer toute saisie favoris/propriété/profil afin de ne perdre aucune donné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Le système conserve la liste des profils et les changements « réels » aux profils. (Un champ passant de vide à rempli n'est pas mémorisé comme ayant déjà été vid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conserve les favoris des clients, y compris les favoris retirés et les favoris perdu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conserve les propriétés des clients, y compris les propriétés vendues et les propriétés dont le forfait est venu à échéanc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3">
          <table:table-cell office:value-type="float" office:value="37" table:style-name="ce4">
            <text:p>37</text:p>
          </table:table-cell>
          <table:table-cell office:value-type="string" table:style-name="ce8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Lorsque je suis connecté, une option s'affiche permettant de contacter un administrat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Il m'est possible de choisir une raison de contact et d'entrer un message allant jusqu'à 5000 caractèr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bouton permet d'envoyer le message à un administrat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Sans intervention extérieure, le système doit envoyer des alertes par courriels aux membres afin de les tenir informés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Le système doit savoir quand et à qui envoyer un courriel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système doit pouvoir avoir envoyer des courriel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cas d'absence de connexion internet, le système mémorise les courriels qui devront être envoy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orsque le système retrouve sa connexion internet, il doit procéder à l'envoi des courriels qui n'ont pu être envoy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cas de faille, au redémarrage du serveur, le système doit être en mesure d'envoyer les courriels n'ayant pas été transmi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Sans intervention extérieure, le système doit retenter les envois de courriels qui ont rebondis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Si un courriel rebondit, le système tente une seconde fois l'envoi du courriel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un courriel rebondit à nouveau, un administrateur est inform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orsque le problème avec l'adresse courriel d'un client est réglé, le système recommence ses tentatives d'envoi des courriels concerné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Sans intervention extérieure, le système doit pouvoir envoyer des suggestions aux acheteurs afin de les inciter à transiger par notre sit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Le système doit chercher parmi les recherches sauvegardées des acheteurs des propriétés populair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un acheteur n'a pas de recherches sauvegardées, les propriétés les plus populaires du site sont utilis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courriel est envoyé avec 5 liens vers ces propriétés populair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8">
            <text:p>Sans intervention extérieure, le système doit informer en détails l'administrateur pour toute erreur survenu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Une erreur qui survient est journalisée par le systèm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message est envoyé à l'administrateur indiquant l'erreur survenu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À la connexion d'un administrateur, une option s'affiche lui permettant de visualiser les erreurs survenu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l'absence d'erreur, cette option ne s'affiche pas afin d'éviter de forcer l'administrateur de la consulter systématiquement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En tant qu'administrateur, je peux connaître le nombre de propriétés vendues par unité de temps afin de connaître l'efficacité de mon si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totales dans la dernière semain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totales dans le dernier moi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totales dans la dernière année</text:p>
          </table:table-cell>
          <table:table-cell table:number-columns-repeated="16382" table:style-name="ce6"/>
        </table:table-row>
        <table:table-row table:number-rows-repeated="2"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En tant qu'administrateur, je peux connaître le taux d'abonnement à mon site afin de déterminer de futures stratégies d'attraction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visiteurs uniques ayant navigué sur le site dans le dernier moi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ces visiteurs uniques s'étant connecté ou inscrits lors d'une visite dans le dernier moi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pourcentage de visiteurs demeurant anonymes dans le dernier moi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En tant qu'administrateur, je peux consulter les ventes par catégories afin d'ajuster ma stratégie marketing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de type terrain par échelle de temps (semaine mois anné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de type condo par échelle de temps (semaine mois anné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de type unifamiliale par échelle de temps (semaine mois anné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visualiser le nombre de propriétés vendues de type multiplex par échelle de temps (semaine mois année)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En tant qu'administrateur, je peux demander la génération d'un rapport téléchargeable afin de gérer les opérations dans un autre logiciel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de générer un rapport des opérations entre deux da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fichier contient toutes les données brutes de connexions/inscriptions disponibles entre ces da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fichier contient toutes les données brutes de vente disponibles entre ces da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 fichier téléchargé est au format xml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outes les données téléchargées sont anonymis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En tant qu'utilisateur anonyme, je peux connaître l'argent économisé par les clients afin d'être tenté de m'inscrir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À partir de la page d'accueil, je peux voir l'argent épargné par un vendeur ayant vendu dans la dernière année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À partir de la page d'accueil, je peux voir l'argent épargné par un acheteur ayant acheté dans la dernière année si je ne suis pas connecté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En tant qu'acheteur, je veux pouvoir avoir des propriétés favorites afin de pouvoir les suivre plus facilement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Si je suis connecté en tant qu'acheteur, sur la page de consultation d'une propriété, un bouton me permet d'ajouter une propriété à mes favori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ur la page d'accueil, je peux aller consulter mes propriétés favori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Toutes les propriétés ajoutées à mes favorites y sont présentes, sauf lorsque l'une d'entre elles est vendue à un autre acheteur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En tant qu'acheteur, je veux pouvoir être informé lorsqu'une propriété favorite est vendue à un autre acheteur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Lorsqu'un vendeur complète la vente de sa propriété, celle-ci est retirée des mises en ven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Si un acheteur avait cette propriété dans ces favorites, celui-ci est informé par courriel de la vent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'acheteur ne peut plus consulter les détails de cette propriété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a propriété est automatiquement retirée de ces favorit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Sans intervention extérieure, le système doit anonymiser l'information accessible aux administrateurs pour des raisons évidentes de sécurité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Aucun nom complet ou coordonnées pour rejoindre un client ne doit être visualisable par un rapport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es données brutes exportables ne doivent pas contenir les coordonnées des client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5">
            <text:p>En tant qu'acheteur, je pouvoir simplement visualiser son « Google street view » afin d'améliorer mon appréciation d'une propriété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En visualisant une propriété, je peux voir une petite image indiquant « me trouver sur une carte »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cliquant sur l'image, l'utilisateur est redirigé dans un autre onglet à une vue de google map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En tant qu'acheteur, je veux pouvoir trier mes résultats de recherche selon la meilleure correspondance.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6">
            <text:p>En tant qu'acheteur, je peux visualiser mes recherches sauvegardées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Je peux choisir un ordre poids à chaque critère et l'enregistrer à ma recherche.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En effectuant une recherche sauvegardée possédant des poids par critère, les poids sont appliqués afin de trier les résultats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Un pourcentage de correspondance est affiché à côté des résultats de recherche</text:p>
          </table:table-cell>
          <table:table-cell table:number-columns-repeated="16382" table:style-name="ce6"/>
        </table:table-row>
        <table:table-row table:style-name="ro2">
          <table:table-cell table:style-name="ce4"/>
          <table:table-cell office:value-type="string" table:style-name="ce6">
            <text:p>L'application d'un tri annule l'application des points pour la recherche en cours.</text:p>
          </table:table-cell>
          <table:table-cell table:number-columns-repeated="16382" table:style-name="ce6"/>
        </table:table-row>
        <table:table-row table:number-rows-repeated="2" table:style-name="ro2">
          <table:table-cell table:number-columns-repeated="16384"/>
        </table:table-row>
        <table:table-row table:number-rows-repeated="13" table:style-name="ro2">
          <table:table-cell table:style-name="ce1"/>
          <table:table-cell table:style-name="ce9"/>
          <table:table-cell table:number-columns-repeated="16382"/>
        </table:table-row>
        <table:table-row table:number-rows-repeated="40" table:style-name="ro2">
          <table:table-cell/>
          <table:table-cell table:style-name="ce9"/>
          <table:table-cell table:number-columns-repeated="16382"/>
        </table:table-row>
        <table:table-row table:number-rows-repeated="1048216" table:style-name="ro2">
          <table:table-cell table:number-columns-repeated="16384"/>
        </table:table-row>
      </table:table>
      <table:database-ranges>
        <table:database-range table:target-range-address="Feuille1.A222:Feuille1.B222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livier Dugas</meta:initial-creator>
    <dc:creator>Philippe Gingras</dc:creator>
    <meta:creation-date>2014-08-31T14:25:05Z</meta:creation-date>
    <dc:date>2015-10-28T02:09:58Z</dc:date>
    <meta:editing-cycles>62</meta:editing-cycles>
    <meta:editing-duration>PT19630S</meta:editing-duration>
  </office:meta>
</office:document-meta>
</file>